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yleModel.Sty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yleModel.buildStyleClassValue( List styleClass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yleModel.buildStyleClass( String base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yleModel.StyleModel( String sty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Model.prefix( String sty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yleModel.setStylePrefix( String style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yleModel.getStyle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